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a4d" officeooo:paragraph-rsid="001e8a4d"/>
    </style:style>
    <style:style style:name="P2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3" style:family="paragraph" style:parent-style-name="Standard">
      <style:text-properties fo:color="#d4d4d4" style:font-name="Droid Sans Mono" fo:font-size="13.5pt" fo:font-weight="normal" officeooo:rsid="001e8a4d" officeooo:paragraph-rsid="001e8a4d" fo:background-color="#1e1e1e"/>
    </style:style>
    <style:style style:name="P4" style:family="paragraph" style:parent-style-name="Standard">
      <style:text-properties fo:color="#d4d4d4" style:font-name="Droid Sans Mono" fo:font-size="13.5pt" fo:font-weight="normal" officeooo:rsid="001fa70c" officeooo:paragraph-rsid="001fa70c" fo:background-color="#1e1e1e"/>
    </style:style>
    <style:style style:name="P5" style:family="paragraph" style:parent-style-name="Standard">
      <style:text-properties officeooo:rsid="001fa70c" officeooo:paragraph-rsid="001fa70c"/>
    </style:style>
    <style:style style:name="P6" style:family="paragraph" style:parent-style-name="Standard">
      <style:text-properties officeooo:rsid="001fbe25" officeooo:paragraph-rsid="001fbe25"/>
    </style:style>
    <style:style style:name="P7" style:family="paragraph" style:parent-style-name="Text_20_body">
      <style:text-properties officeooo:rsid="001fbe25" officeooo:paragraph-rsid="001fbe25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9" style:family="paragraph" style:parent-style-name="Preformatted_20_Text">
      <style:text-properties officeooo:rsid="0022396f" officeooo:paragraph-rsid="0022396f"/>
    </style:style>
    <style:style style:name="P10" style:family="paragraph" style:parent-style-name="Text_20_body">
      <style:paragraph-properties fo:margin-left="0cm" fo:margin-right="0cm" fo:margin-top="0.106cm" fo:margin-bottom="0.106cm" loext:contextual-spacing="false" fo:text-align="start" style:justify-single-word="false" fo:orphans="2" fo:widows="2" fo:text-indent="0cm" style:auto-text-indent="false"/>
      <style:text-properties officeooo:rsid="0022396f"/>
    </style:style>
    <style:style style:name="P11" style:family="paragraph" style:parent-style-name="Standard">
      <style:text-properties officeooo:rsid="001fbe25" officeooo:paragraph-rsid="001fbe25"/>
    </style:style>
    <style:style style:name="P12" style:family="paragraph" style:parent-style-name="Standard">
      <style:text-properties officeooo:rsid="0022396f" officeooo:paragraph-rsid="0022396f"/>
    </style:style>
    <style:style style:name="T1" style:family="text">
      <style:text-properties fo:color="#569cd6"/>
    </style:style>
    <style:style style:name="T2" style:family="text">
      <style:text-properties fo:color="#9cdcfe"/>
    </style:style>
    <style:style style:name="T3" style:family="text">
      <style:text-properties fo:color="#dcdcaa"/>
    </style:style>
    <style:style style:name="T4" style:family="text">
      <style:text-properties fo:color="#ce9178"/>
    </style:style>
    <style:style style:name="T5" style:family="text">
      <style:text-properties fo:color="#808080"/>
    </style:style>
    <style:style style:name="T6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7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8" style:family="text">
      <style:text-properties fo:font-variant="normal" fo:text-transform="none" fo:color="#242729" style:font-name="inherit" fo:font-size="11.25pt" fo:letter-spacing="normal" fo:font-style="normal" fo:font-weight="bold" loext:padding="0cm" loext:border="none"/>
    </style:style>
    <style:style style:name="T9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10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11" style:family="text">
      <style:text-properties fo:font-variant="normal" fo:text-transform="none" fo:color="#7d2727" style:font-name="inherit" fo:font-size="9.75pt" fo:letter-spacing="normal" fo:font-style="normal" fo:font-weight="normal" officeooo:rsid="00234292" fo:background-color="#eff0f1" loext:char-shading-value="0" loext:padding="0cm" loext:border="none"/>
    </style:style>
    <style:style style:name="T12" style:family="text">
      <style:text-properties officeooo:rsid="002423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If getting error in mongoose <text:s/>like </text:p>
      <text:p text:style-name="P1"/>
      <text:p text:style-name="P1">(node:11349) DeprecationWarning: current URL string parser is deprecated, and will be removed in a future version. To use the new parser, pass option { useNewUrlParser: true } to MongoClient.connect.</text:p>
      <text:p text:style-name="P1"/>
      <text:p text:style-name="P1">Use ----</text:p>
      <text:p text:style-name="P1"/>
      <text:p text:style-name="P3"><text:span text:style-name="T2">mongoose</text:span>.<text:span text:style-name="T3">connect</text:span>(<text:span text:style-name="T4">'mongodb://localhost:27017/carapi'</text:span>,{ <text:span text:style-name="T2">useNewUrlParser:</text:span> <text:span text:style-name="T1">true</text:span> });</text:p>
      <text:p text:style-name="P2"/>
      <text:p text:style-name="P1"/>
      <text:p text:style-name="P1"/>
      <text:p text:style-name="P5">2) CastError: Cast to ObjectId failed for value "style.css</text:p>
      <text:p text:style-name="P5">here when we are using dynamic url like</text:p>
      <text:p text:style-name="P3"><text:span text:style-name="T2">app</text:span>.<text:span text:style-name="T3">get</text:span>(<text:span text:style-name="T4">'/edit/:id'</text:span>, (<text:span text:style-name="T2">req</text:span>, <text:span text:style-name="T2">res</text:span>) <text:span text:style-name="T1">=&gt;</text:span> {</text:p>
      <text:p text:style-name="P1"/>
      <text:p text:style-name="P5">here when we click on edit/3 page , then request to edit/style.css is automatically send as it req that file from server</text:p>
      <text:p text:style-name="P5">so in your layout handlebars or any where you are usnig custom stylesheet , use absolute path like</text:p>
      <text:p text:style-name="P4"><text:span text:style-name="T5">&lt;</text:span><text:span text:style-name="T1">link</text:span> <text:span text:style-name="T2">rel=</text:span><text:span text:style-name="T4">"stylesheet"</text:span> <text:span text:style-name="T2">href=</text:span><text:span text:style-name="T4">"/style.css"</text:span><text:span text:style-name="T5">&gt;</text:span></text:p>
      <text:p text:style-name="P5"><text:s/></text:p>
      <text:p text:style-name="P5">instead of </text:p>
      <text:p text:style-name="P5"/>
      <text:p text:style-name="P4"><text:span text:style-name="T5">&lt;</text:span><text:span text:style-name="T1">link</text:span> <text:span text:style-name="T2">rel=</text:span><text:span text:style-name="T4">"stylesheet"</text:span> <text:span text:style-name="T2">href=</text:span><text:span text:style-name="T4">"style.css"</text:span><text:span text:style-name="T5">&gt;</text:span></text:p>
      <text:p text:style-name="P5"/>
      <text:p text:style-name="P5"/>
      <text:p text:style-name="P6">full stack overflow answer</text:p>
      <text:p text:style-name="P6"><text:s/></text:p>
      <text:p text:style-name="P7"><text:span text:style-name="T6">It seems you’re including </text:span><text:span text:style-name="Source_20_Text"><text:span text:style-name="T7">styles.css</text:span></text:span><text:span text:style-name="T6"> using a relative path </text:span><text:span text:style-name="Strong_20_Emphasis"><text:span text:style-name="T8">in your template</text:span></text:span><text:span text:style-name="T6">.</text:span></text:p>
      <text:p text:style-name="P8"><text:span text:style-name="T6">So when you navigate to </text:span><text:span text:style-name="Source_20_Text"><text:span text:style-name="T7">/cats/:id</text:span></text:span><text:span text:style-name="T6">, it tries to load </text:span><text:span text:style-name="Source_20_Text"><text:span text:style-name="T7">/cats/styles.css</text:span></text:span><text:span text:style-name="T6">.</text:span></text:p>
      <text:p text:style-name="P8"><text:span text:style-name="T6">In order to avoid that, you have to use an absolute path (e.g.: </text:span><text:span text:style-name="Source_20_Text"><text:span text:style-name="T7">/styles.css</text:span></text:span><text:span text:style-name="T6"> or </text:span><text:span text:style-name="Source_20_Text"><text:span text:style-name="T7">/public/styles.css</text:span></text:span><text:span text:style-name="T6"> – I’d recommend serving static files from a dedicated base path).</text:span></text:p>
      <text:p text:style-name="P6"/>
      <text:p text:style-name="P6"/>
      <text:p text:style-name="P6"/>
      <text:p text:style-name="P12">3) Kill a process <text:span text:style-name="T12">3000</text:span></text:p>
      <text:p text:style-name="P9"><text:span text:style-name="Source_20_Text"><text:span text:style-name="T9">sudo fuser -k </text:span></text:span><text:span text:style-name="Source_20_Text"><text:span text:style-name="T11">3000</text:span></text:span><text:span text:style-name="Source_20_Text"><text:span text:style-name="T9">/tcp <text:s text:c="3"/></text:span>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03:38:23.995901701</meta:creation-date>
    <dc:date>2018-10-03T01:47:24.413290784</dc:date>
    <meta:editing-duration>PT13M50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173" meta:character-count="1150" meta:non-whitespace-character-count="985"/>
  </office:meta>
</office:document-meta>
</file>